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8pt" officeooo:paragraph-rsid="0013cf7f" style:font-size-asian="18pt" style:font-name-complex="Arial" style:font-size-complex="18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8pt" officeooo:paragraph-rsid="0014ba1c" style:font-size-asian="18pt" style:font-name-complex="Arial" style:font-size-complex="18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8pt" officeooo:rsid="0013cf7f" officeooo:paragraph-rsid="0013cf7f" style:font-size-asian="18pt" style:font-name-complex="Arial" style:font-size-complex="18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8pt" officeooo:rsid="00145edc" officeooo:paragraph-rsid="00145edc" style:font-size-asian="18pt" style:font-name-complex="Arial" style:font-size-complex="18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8pt" officeooo:rsid="00171e7f" officeooo:paragraph-rsid="00171e7f" style:font-size-asian="18pt" style:font-name-complex="Arial" style:font-size-complex="18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" fo:font-size="12pt" officeooo:paragraph-rsid="0013cf7f" style:font-size-asian="12pt" style:font-name-complex="Arial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22pt" officeooo:paragraph-rsid="0013cf7f" style:font-size-asian="22pt" style:font-name-complex="Arial" style:font-size-complex="22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4pt" officeooo:rsid="00171e7f" officeooo:paragraph-rsid="00171e7f" style:font-size-asian="12.25pt" style:font-name-complex="Arial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4pt" officeooo:rsid="00171e7f" officeooo:paragraph-rsid="001e0bda" style:font-size-asian="12.25pt" style:font-name-complex="Arial" style:font-size-complex="14pt"/>
    </style:style>
    <style:style style:name="P1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Arial" fo:font-size="14pt" officeooo:paragraph-rsid="0013cf7f" style:font-size-asian="14pt" style:font-name-complex="Arial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Arial" fo:font-size="18pt" officeooo:rsid="00171e7f" officeooo:paragraph-rsid="00171e7f" style:font-size-asian="18pt" style:font-name-complex="Arial" style:font-size-complex="18p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71e7f" officeooo:paragraph-rsid="00171e7f" style:font-size-asian="12pt" style:font-name-complex="Arial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71e7f" officeooo:paragraph-rsid="001aca51" style:font-size-asian="12pt" style:font-name-complex="Arial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71e7f" officeooo:paragraph-rsid="0017cb8e" style:font-size-asian="12pt" style:font-name-complex="Arial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7cb8e" officeooo:paragraph-rsid="00181595" style:font-size-asian="12pt" style:font-name-complex="Arial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7cb8e" officeooo:paragraph-rsid="0017cb8e" style:font-size-asian="12pt" style:font-name-complex="Arial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aca51" officeooo:paragraph-rsid="001aca51" style:font-size-asian="12pt" style:font-name-complex="Arial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8cd89" officeooo:paragraph-rsid="0018cd89" style:font-size-asian="12pt" style:font-name-complex="Arial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background-color="#eeeeee">
        <style:background-image/>
      </style:paragraph-properties>
      <style:text-properties style:font-name="Arial" fo:font-size="12pt" officeooo:rsid="0018f283" officeooo:paragraph-rsid="0018f283" style:font-size-asian="12pt" style:font-name-complex="Arial" style:font-size-complex="12pt"/>
    </style:style>
    <style:style style:name="T1" style:family="text">
      <style:text-properties officeooo:rsid="0013cf7f"/>
    </style:style>
    <style:style style:name="T2" style:family="text">
      <style:text-properties officeooo:rsid="0014ba1c"/>
    </style:style>
    <style:style style:name="T3" style:family="text">
      <style:text-properties officeooo:rsid="00171e7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7cb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W</text:span>yższa Szkoła Informatyki Stosowanej i Zarządzania w Warszawi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prawozdanie do projektu z Metaheurystyk</text:p>
      <text:p text:style-name="P7"/>
      <text:p text:style-name="P7"/>
      <text:p text:style-name="P1">Optymalizacja <text:span text:style-name="T1">Funkcja Schaffera F7</text:span></text:p>
      <text:p text:style-name="P3">Metoda Wyważania</text:p>
      <text:p text:style-name="P4">Mutacja o rozkładzie normalnym</text:p>
      <text:p text:style-name="P2"><text:span text:style-name="T2">Kodownie osobnika</text:span></text:p>
      <text:p text:style-name="P11">Opis programu.</text:p>
      <text:p text:style-name="P5"/>
      <text:p text:style-name="P9"><text:tab/>Program został napisany w języku <text:span text:style-name="T4">Java,</text:span> do kompilacji wymagane jest narzędie <text:span text:style-name="T4">maven</text:span>.</text:p>
      <text:p text:style-name="P9"/>
      <text:p text:style-name="P9"/>
      <text:p text:style-name="P9">Program kompiuluje się wywołując polecenie z konsoli:</text:p>
      <text:p text:style-name="P8"><text:span text:style-name="T4">„mvn clean install”.</text:span></text:p>
      <text:p text:style-name="P8"/>
      <text:p text:style-name="P8"><text:span text:style-name="T4">Program posiada plik konfiguracyjny w którym znajdują się parametry dla algorytmu wyważania.</text:span></text:p>
      <text:p text:style-name="P8"/>
      <text:p text:style-name="P12"># Iilość powtórzeń całego algorytmu.</text:p>
      <text:p text:style-name="P12">simulation.count=10</text:p>
      <text:p text:style-name="P12"/>
      <text:p text:style-name="P12"># ilość mutacji w stałej temperaturze.</text:p>
      <text:p text:style-name="P12">max.iteration.per.temperature=50</text:p>
      <text:p text:style-name="P12"/>
      <text:p text:style-name="P12"># maksymalna ilość zmian temperatury</text:p>
      <text:p text:style-name="P15"># ( warunek stopu z jak parametr „<text:span text:style-name="T3">temperature.end”</text:span>)</text:p>
      <text:p text:style-name="P12">max.iteration=2000</text:p>
      <text:p text:style-name="P12"/>
      <text:p text:style-name="P12"># ilość wymiarów w jakiej optymalizowana jest funkcja</text:p>
      <text:p text:style-name="P12">dimensions=1</text:p>
      <text:p text:style-name="P12"/>
      <text:p text:style-name="P13"># jeśli ten parametr jest <text:span text:style-name="T5">większy</text:span> niż parametr dimensions to progra<text:span text:style-name="T5">m wykona symulacje </text:span></text:p>
      <text:p text:style-name="P13"><text:span text:style-name="T5"># tyle razy ile wynosi róznica.</text:span></text:p>
      <text:p text:style-name="P16"># przykład: <text:span text:style-name="T3">dimensions</text:span>=1;<text:span text:style-name="T3">dimensions.end</text:span>=5;</text:p>
      <text:p text:style-name="P16"># program wykona symulacje dla zadania jedno wymiarowego,</text:p>
      <text:p text:style-name="P16"># dwu wymiarowego, trzy wymiarowego, cztero i pięcio wymiarowego,</text:p>
      <text:p text:style-name="P17"><text:span text:style-name="T3">dimensions.end=1</text:span></text:p>
      <text:p text:style-name="P17"/>
      <text:p text:style-name="P16"># Zasięg mutacji. Losowana jest liczba -1,1 z rozkładu normalnego i</text:p>
      <text:p text:style-name="P16"># monożana przez ten parametr.</text:p>
      <text:p text:style-name="P12">mutations.range=10</text:p>
      <text:p text:style-name="P12"/>
      <text:p text:style-name="P12"># Schemat chłodzenia: geometryczny, liniowy, logarytminczny, other1</text:p>
      <text:p text:style-name="P14"># parametr cooling.alpha brany pod uwagę tylko przy schemacie</text:p>
      <text:p text:style-name="P14"><text:span text:style-name="T5">#</text:span> geometrycznym,liniowym</text:p>
      <text:p text:style-name="P12">cooling=geometryczny</text:p>
      <text:p text:style-name="P12"/>
      <text:p text:style-name="P16"># Prarametr alpha używany w schematach chłodzenia geometrycznym i</text:p>
      <text:p text:style-name="P16"># linowym</text:p>
      <text:p text:style-name="P12">cooling.alpha=0.8</text:p>
      <text:p text:style-name="P12"/>
      <text:p text:style-name="P16"># jeśli ten parametr jest ustawiony na „true” to program wykona symuacje dla</text:p>
      <text:p text:style-name="P16"># wszczystkich dostępnych schematów chłodzenia. Jeśli „false” tylko dla tego</text:p>
      <text:p text:style-name="P16"># schematu który jest wpisan w parametrze „<text:span text:style-name="T3">cooling”.</text:span></text:p>
      <text:p text:style-name="P12">cooling.all=<text:span text:style-name="T5">false</text:span></text:p>
      <text:p text:style-name="P12"/>
      <text:p text:style-name="P16"><text:soft-page-break/># temperatura z której zaczyna alogrytm.</text:p>
      <text:p text:style-name="P12">temperature.start=1000</text:p>
      <text:p text:style-name="P12"/>
      <text:p text:style-name="P16"/>
      <text:p text:style-name="P16"/>
      <text:p text:style-name="P16"># temperatura przy której osiągnięciu algorytm się zatrzymuje. </text:p>
      <text:p text:style-name="P16"># ( warunek stopu z jak parametr „<text:span text:style-name="T3">max.iteration”</text:span>)</text:p>
      <text:p text:style-name="P12">temperature.end=0.5</text:p>
      <text:p text:style-name="P12"/>
      <text:p text:style-name="P18"># prefix z jakim będą generowane pliki z wynikami</text:p>
      <text:p text:style-name="P12">result.file=result</text:p>
      <text:p text:style-name="P12"/>
      <text:p text:style-name="P19"># parametr K oznaczjący stałą Boltzmanna.</text:p>
      <text:p text:style-name="P12">k=0.1</text:p>
      <text:p text:style-name="P8"/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Hojczak</meta:initial-creator>
    <meta:creation-date>2014-11-28T01:13:35.767330080</meta:creation-date>
    <dc:date>2014-11-28T01:34:17.539960911</dc:date>
    <dc:creator>Jacek Hojczak</dc:creator>
    <meta:editing-duration>PT19M41S</meta:editing-duration>
    <meta:editing-cycles>15</meta:editing-cycles>
    <meta:generator>LibreOffice/4.2.6.2$Linux_X86_64 LibreOffice_project/420$Build-2</meta:generator>
    <meta:document-statistic meta:table-count="0" meta:image-count="0" meta:object-count="0" meta:page-count="3" meta:paragraph-count="49" meta:word-count="258" meta:character-count="1958" meta:non-whitespace-character-count="1746"/>
  </office:meta>
</office:document-meta>
</file>